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10fb2" officeooo:paragraph-rsid="00010fb2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Calibri" fo:font-size="12pt" style:text-underline-style="solid" style:text-underline-width="auto" style:text-underline-color="font-color" officeooo:rsid="0003020a" officeooo:paragraph-rsid="0003020a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10fb2" officeooo:paragraph-rsid="00010fb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10fb2" officeooo:paragraph-rsid="00010f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10fb2" officeooo:paragraph-rsid="0003020a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Calibri" fo:font-size="12pt" style:text-underline-style="solid" style:text-underline-width="auto" style:text-underline-color="font-color" fo:font-weight="normal" officeooo:rsid="0003020a" officeooo:paragraph-rsid="000302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style:text-underline-style="solid" style:text-underline-width="auto" style:text-underline-color="font-color" fo:font-weight="bold" officeooo:rsid="00010fb2" officeooo:paragraph-rsid="00010fb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5pt" style:text-underline-style="solid" style:text-underline-width="auto" style:text-underline-color="font-color" fo:font-weight="bold" officeooo:rsid="00010fb2" officeooo:paragraph-rsid="00010fb2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5pt" fo:font-weight="bold" officeooo:rsid="0003020a" officeooo:paragraph-rsid="0003020a" style:font-size-asian="13.1000003814697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5pt" fo:font-weight="bold" officeooo:rsid="0004f122" officeooo:paragraph-rsid="0004f122" style:font-size-asian="13.1000003814697pt" style:font-weight-asian="bold" style:font-size-complex="15pt" style:font-weight-complex="bold"/>
    </style:style>
    <style:style style:name="P16" style:family="paragraph" style:parent-style-name="Standard" style:list-style-name="L11">
      <style:paragraph-properties fo:text-align="start" style:justify-single-word="false"/>
      <style:text-properties style:font-name="Calibri" fo:font-size="15pt" fo:font-weight="normal" officeooo:rsid="0004f122" officeooo:paragraph-rsid="0004f122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5pt" fo:font-weight="normal" officeooo:rsid="0004f122" officeooo:paragraph-rsid="0004f122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10fb2"/>
    </style:style>
    <style:style style:name="P19" style:family="paragraph" style:parent-style-name="Standard">
      <style:paragraph-properties fo:text-align="start" style:justify-single-word="false"/>
      <style:text-properties officeooo:paragraph-rsid="0004f122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010fb2" officeooo:paragraph-rsid="00010fb2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style:text-underline-style="solid" style:text-underline-width="auto" style:text-underline-color="font-color" fo:font-weight="normal" officeooo:rsid="00010fb2" officeooo:paragraph-rsid="00010fb2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03020a" officeooo:paragraph-rsid="0003020a"/>
    </style:style>
    <style:style style:name="P23" style:family="paragraph" style:parent-style-name="Standard" style:list-style-name="L9">
      <style:paragraph-properties fo:text-align="start" style:justify-single-word="false"/>
      <style:text-properties fo:font-weight="normal" officeooo:paragraph-rsid="0004f122" style:font-weight-asian="normal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weight="normal" officeooo:rsid="0004f122" officeooo:paragraph-rsid="0004f12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4f122" officeooo:paragraph-rsid="0004f122" style:font-weight-asian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fo:font-weight="normal" officeooo:rsid="0004f122" officeooo:paragraph-rsid="0004f122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03020a"/>
    </style:style>
    <style:style style:name="T4" style:family="text">
      <style:text-properties fo:color="#0066b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style:text-underline-style="none" fo:font-weight="normal" officeooo:rsid="00010fb2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size="12pt" style:text-underline-style="none" fo:font-weight="bold" officeooo:rsid="00010fb2" style:font-size-asian="12pt" style:font-weight-asian="bold" style:font-size-complex="12pt" style:font-weight-complex="bold"/>
    </style:style>
    <style:style style:name="T10" style:family="text">
      <style:text-properties style:font-name="Calibri" fo:font-size="12pt" fo:font-weight="normal" officeooo:rsid="0004f122" style:font-size-asian="10.5pt" style:font-weight-asian="normal" style:font-size-complex="12pt" style:font-weight-complex="normal"/>
    </style:style>
    <style:style style:name="T11" style:family="text">
      <style:text-properties style:font-name="Calibri" fo:font-size="15pt" fo:font-weight="bold" officeooo:rsid="0004f122" style:font-size-asian="13.1000003814697pt" style:font-weight-asian="bold" style:font-size-complex="15pt" style:font-weight-complex="bold"/>
    </style:style>
    <style:style style:name="T12" style:family="text">
      <style:text-properties style:font-name="Calibri" fo:font-size="15pt" style:font-size-asian="13.1000003814697pt" style:font-size-complex="15pt"/>
    </style:style>
    <style:style style:name="T13" style:family="text">
      <style:text-properties style:font-name="Calibri" fo:font-size="15pt" officeooo:rsid="0004f122" style:font-size-asian="13.1000003814697pt" style:font-size-complex="15pt"/>
    </style:style>
    <style:style style:name="T14" style:family="text">
      <style:text-properties style:font-name="Calibri" fo:font-size="15pt" style:text-underline-style="solid" style:text-underline-width="auto" style:text-underline-color="font-color" fo:font-weight="bold" officeooo:rsid="0004f122" style:font-size-asian="13.1000003814697pt" style:font-weight-asian="bold" style:font-size-complex="15pt" style:font-weight-complex="bold"/>
    </style:style>
    <style:style style:name="T15" style:family="text">
      <style:text-properties style:font-name="Calibri" fo:font-size="15pt" style:text-underline-style="none" fo:font-weight="normal" officeooo:rsid="0004f122" style:font-size-asian="13.1000003814697pt" style:font-weight-asian="normal" style:font-size-complex="15pt" style:font-weight-complex="normal"/>
    </style:style>
    <style:style style:name="T16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fo:font-size="12pt" officeooo:rsid="0005840f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AN STACK TO-DO APP</text:p>
      <text:p text:style-name="P1">SAPTARSHI SENGUPTA</text:p>
      <text:p text:style-name="P1"/>
      <text:p text:style-name="P1"/>
      <text:p text:style-name="P21">Simple To-Do List using MEAN stack (MongoDB, ExpressJS, Angular, NodeJS)</text:p>
      <text:p text:style-name="P1"/>
      <text:p text:style-name="P13"/>
      <text:p text:style-name="P13">Requirements<text:span text:style-name="T1">:</text:span></text:p>
      <text:p text:style-name="P13"><text:span text:style-name="T1"/></text:p>
      <text:list xml:id="list2306302892" text:style-name="L3">
        <text:list-item>
          <text:p text:style-name="P4"><text:span text:style-name="T1">Download project repository: </text:span><text:span text:style-name="T3">git clone</text:span><text:span text:style-name="T1"> </text:span><text:a xlink:type="simple" xlink:href="https://github.com/saptarshi3112/mean-todo.git" text:style-name="Internet_20_link" text:visited-style-name="Visited_20_Internet_20_Link"><text:span text:style-name="T4">https://github.com/saptarshi3112/mean-todo.git</text:span></text:a></text:p>
        </text:list-item>
        <text:list-item>
          <text:p text:style-name="P4"><text:span text:style-name="T1">Download and install N</text:span><text:span text:style-name="T3">ode</text:span><text:span text:style-name="T1">JS, NPM and ANGULAR </text:span><text:span text:style-name="T3">CLI</text:span></text:p>
        </text:list-item>
        <text:list-item>
          <text:p text:style-name="P5"><text:span text:style-name="T1">The Database is setup in MongoDB atlas server.</text:span></text:p>
        </text:list-item>
      </text:list>
      <text:p text:style-name="P2"><text:span text:style-name="T1"/></text:p>
      <text:p text:style-name="P13"/>
      <text:p text:style-name="P13">Project Setup<text:span text:style-name="T1">:</text:span></text:p>
      <text:p text:style-name="P2"><text:span text:style-name="T1"/></text:p>
      <text:list xml:id="list3146269482" text:style-name="L1">
        <text:list-item>
          <text:p text:style-name="P3"><text:span text:style-name="T1">Enter main directory: cd mean-todo/</text:span></text:p>
        </text:list-item>
        <text:list-item>
          <text:p text:style-name="P3"><text:span text:style-name="T1">Run </text:span><text:span text:style-name="T2">npm install</text:span><text:span text:style-name="T1"> to download all dependencies and packages</text:span></text:p>
        </text:list-item>
        <text:list-item>
          <text:p text:style-name="P3"><text:span text:style-name="T1">Install </text:span><text:span text:style-name="T3">Angular</text:span><text:span text:style-name="T1"> CLI and </text:span><text:span text:style-name="T3">NODE</text:span><text:span text:style-name="T1">JS</text:span></text:p>
        </text:list-item>
        <text:list-item>
          <text:p text:style-name="P3"><text:span text:style-name="T1">To Launch Angular Frontend serve run: </text:span><text:span text:style-name="T2">ng serve –-open</text:span></text:p>
        </text:list-item>
        <text:list-item>
          <text:p text:style-name="P6"><text:span text:style-name="T1">To Launch Express backend run : </text:span><text:span text:style-name="T2">node app.js</text:span></text:p>
        </text:list-item>
        <text:list-item>
          <text:p text:style-name="P6"><text:span text:style-name="T1">The frontend runs on : </text:span><text:a xlink:type="simple" xlink:href="http://localhost:4200/" text:style-name="Internet_20_link" text:visited-style-name="Visited_20_Internet_20_Link">http://localhost:4200</text:a><text:span text:style-name="T1">/ and the backend runs on </text:span><text:a xlink:type="simple" xlink:href="http://localhost:5000/" text:style-name="Internet_20_link" text:visited-style-name="Visited_20_Internet_20_Link">http://localhost:5000</text:a><text:span text:style-name="T1">/</text:span></text:p>
        </text:list-item>
        <text:list-item>
          <text:p text:style-name="P9"><text:span text:style-name="T1">Optional: Install nodemon and run </text:span><text:span text:style-name="T2">nodemon app.js</text:span></text:p>
        </text:list-item>
      </text:list>
      <text:p text:style-name="P10"><text:span text:style-name="T2"/></text:p>
      <text:p text:style-name="P10"><text:span text:style-name="T2"/></text:p>
      <text:p text:style-name="P10"><text:span text:style-name="T5">T</text:span><text:span text:style-name="T17">ools Used</text:span><text:span text:style-name="T16">:</text:span></text:p>
      <text:list xml:id="list2314881038" text:style-name="L4">
        <text:list-item>
          <text:p text:style-name="P11"><text:span text:style-name="T2">Editor</text:span><text:span text:style-name="T1">: Sublime-text-3 with tern_for_sublime.</text:span></text:p>
        </text:list-item>
        <text:list-item>
          <text:p text:style-name="P11"><text:span text:style-name="T1">Ubuntu Linux terminal.</text:span></text:p>
        </text:list-item>
        <text:list-item>
          <text:p text:style-name="P11"><text:span text:style-name="T1">Emmet plugin for HTML completions.</text:span></text:p>
        </text:list-item>
        <text:list-item>
          <text:p text:style-name="P11"><text:span text:style-name="T1">Google Chrome.</text:span></text:p>
        </text:list-item>
      </text:list>
      <text:p text:style-name="P8"><text:span text:style-name="T1"/></text:p>
      <text:p text:style-name="P8"><text:span text:style-name="T1"/></text:p>
      <text:p text:style-name="P13"/>
      <text:p text:style-name="P13">Technologies Used<text:span text:style-name="T1">:</text:span></text:p>
      <text:p text:style-name="P7"><text:span text:style-name="T1"/></text:p>
      <text:list xml:id="list1522768279" text:style-name="L2">
        <text:list-item>
          <text:p text:style-name="P18"><text:span text:style-name="T9">Angular CLI</text:span><text:span text:style-name="T7"> and</text:span><text:span text:style-name="T9"> Express JS</text:span><text:span text:style-name="T7"> frameworks.</text:span></text:p>
        </text:list-item>
        <text:list-item>
          <text:p text:style-name="P20"><text:span text:style-name="T8">MongoDB, Mongoose</text:span><text:span text:style-name="T6"> for database in mongoAtlas server.</text:span></text:p>
        </text:list-item>
        <text:list-item>
          <text:p text:style-name="P20"><text:span text:style-name="T8">JWT(Json web tokens) </text:span><text:span text:style-name="T6">to store user information.</text:span></text:p>
        </text:list-item>
        <text:list-item>
          <text:p text:style-name="P20"><text:span text:style-name="T8">BcryptJS</text:span><text:span text:style-name="T6"> to hash password before storing the password in database.</text:span></text:p>
        </text:list-item>
        <text:list-item>
          <text:p text:style-name="P20"><text:span text:style-name="T8">Bootstrap </text:span><text:span text:style-name="T6">and </text:span><text:span text:style-name="T8">Angular Material</text:span><text:span text:style-name="T6"> for frontend design.</text:span></text:p>
        </text:list-item>
        <text:list-item>
          <text:p text:style-name="P22"><text:span text:style-name="T8">Font Awesome</text:span><text:span text:style-name="T6"> library for icons</text:span></text:p>
        </text:list-item>
        <text:list-item>
          <text:p text:style-name="P20"><text:span text:style-name="T8">Jwt-decode</text:span><text:span text:style-name="T6"> library to decode jsonwebtok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1:48:41.530241562</meta:creation-date>
    <dc:date>2019-04-26T02:22:15.752549401</dc:date>
    <meta:editing-duration>PT2M1S</meta:editing-duration>
    <meta:editing-cycles>1</meta:editing-cycles>
    <meta:document-statistic meta:table-count="0" meta:image-count="0" meta:object-count="0" meta:page-count="1" meta:paragraph-count="28" meta:word-count="182" meta:character-count="1165" meta:non-whitespace-character-count="1032"/>
    <meta:generator>LibreOffice/6.0.7.3$Linux_X86_64 LibreOffice_project/00m0$Build-3</meta:generator>
  </office:meta>
</office:document-meta>
</file>